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925cm" fo:min-width="6.7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6.771cm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813cm" svg:stroke-color="#008000" draw:marker-start-width="1.413cm" draw:marker-end-width="1.413cm" draw:textarea-horizontal-align="center" draw:textarea-vertical-align="middle" fo:padding-top="0.525cm" fo:padding-bottom="0.525cm" fo:padding-left="0.65cm" fo:padding-right="0.65cm"/>
    </style:style>
    <style:style style:name="gr8" style:family="graphic" style:parent-style-name="standard">
      <style:graphic-properties svg:stroke-width="0.813cm" svg:stroke-color="#ff3333" draw:marker-start-width="1.413cm" draw:marker-end-width="1.413cm" draw:textarea-horizontal-align="center" draw:textarea-vertical-align="middle" fo:padding-top="0.525cm" fo:padding-bottom="0.525cm" fo:padding-left="0.65cm" fo:padding-right="0.65cm"/>
    </style:style>
    <style:style style:name="gr9" style:family="graphic" style:parent-style-name="standard">
      <style:graphic-properties svg:stroke-width="0.66cm" svg:stroke-color="#008000" draw:marker-start-width="1.185cm" draw:marker-end-width="1.185cm" draw:textarea-horizontal-align="center" draw:textarea-vertical-align="middle" fo:padding-top="0.45cm" fo:padding-bottom="0.45cm" fo:padding-left="0.575cm" fo:padding-right="0.575cm"/>
    </style:style>
    <style:style style:name="gr10" style:family="graphic" style:parent-style-name="standard">
      <style:graphic-properties svg:stroke-width="0.66cm" svg:stroke-color="#ff0000" draw:marker-start-width="1.185cm" draw:marker-end-width="1.185cm" draw:textarea-horizontal-align="center" draw:textarea-vertical-align="middle" fo:padding-top="0.45cm" fo:padding-bottom="0.45cm" fo:padding-left="0.575cm" fo:padding-right="0.575cm"/>
    </style:style>
    <style:style style:name="gr11" style:family="graphic" style:parent-style-name="standard">
      <style:graphic-properties svg:stroke-width="0.356cm" draw:marker-start-width="0.731cm" draw:marker-end="Arrow" draw:marker-end-width="0.831cm" draw:textarea-horizontal-align="center" draw:textarea-vertical-align="middle" fo:padding-top="0.3cm" fo:padding-bottom="0.3cm" fo:padding-left="0.425cm" fo:padding-right="0.425cm"/>
    </style:style>
    <style:style style:name="gr12" style:family="graphic" style:parent-style-name="standard">
      <style:graphic-properties svg:stroke-width="0.356cm" svg:stroke-color="#000080" draw:marker-start-width="0.731cm" draw:marker-end-width="0.731cm" draw:textarea-horizontal-align="center" draw:textarea-vertical-align="middle" fo:padding-top="0.3cm" fo:padding-bottom="0.3cm" fo:padding-left="0.425cm" fo:padding-right="0.425cm"/>
    </style:style>
    <style:style style:name="gr13" style:family="graphic" style:parent-style-name="standard">
      <style:graphic-properties svg:stroke-width="0.254cm" svg:stroke-color="#008000" draw:marker-start-width="0.579cm" draw:marker-end="Arrow" draw:marker-end-width="0.679cm" draw:textarea-horizontal-align="center" draw:textarea-vertical-align="middle" fo:padding-top="0.25cm" fo:padding-bottom="0.25cm" fo:padding-left="0.375cm" fo:padding-right="0.375cm"/>
    </style:style>
    <style:style style:name="gr14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subtitle">
      <style:graphic-properties draw:fill-color="#ffffff" draw:auto-grow-height="true" fo:min-height="13.86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subtitle">
      <style:graphic-properties draw:fill-color="#ffffff" fo:min-height="13.609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subtitle">
      <style:graphic-properties draw:fill-color="#ffffff" draw:auto-grow-height="true" fo:min-height="17.936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text-properties fo:font-size="66pt" style:font-size-asian="66pt" style:font-size-complex="66pt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text-properties fo:font-size="72pt" fo:font-weight="bold" style:font-size-asian="72pt" style:font-weight-asian="bold" style:font-size-complex="72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48pt" style:font-size-asian="48pt" style:font-size-complex="48pt"/>
    </style:style>
    <style:style style:name="P9" style:family="paragraph">
      <style:paragraph-properties fo:text-align="center"/>
      <style:text-properties fo:font-size="66pt" style:font-size-asian="66pt" style:font-size-complex="66pt"/>
    </style:style>
    <style:style style:name="P10" style:family="paragraph">
      <style:paragraph-properties fo:text-align="start"/>
      <style:text-properties fo:font-size="32pt"/>
    </style:style>
    <style:style style:name="P11" style:family="paragraph">
      <style:text-properties fo:font-size="20pt"/>
    </style:style>
    <style:style style:name="P12" style:family="paragraph">
      <style:text-properties fo:font-size="72pt" style:font-size-asian="72pt" style:font-size-complex="7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66pt" style:font-size-asian="66pt" style:font-size-complex="66pt"/>
    </style:style>
    <style:style style:name="T5" style:family="text">
      <style:text-properties fo:font-size="72pt" fo:font-weight="bold" style:font-size-asian="72pt" style:font-weight-asian="bold" style:font-size-complex="72pt" style:font-weight-complex="bold"/>
    </style:style>
    <style:style style:name="T6" style:family="text">
      <style:text-properties fo:color="#7e0021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<text:span text:style-name="T1">Мультипоточность</text:span></text:p>
            <text:p><text:span text:style-name="T1"/></text:p>
            <text:p><text:span text:style-name="T1">Основы</text:span></text:p>
            <text:p/>
            <text:p/>
            <text:p>Андрей Светлов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custom-shape draw:style-name="gr2" draw:text-style-name="P1" draw:layer="layout" svg:width="8.89cm" svg:height="5.08cm" svg:x="15.8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7.62cm" svg:x="15.875cm" svg:y="10.7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5.08cm" svg:x="3.81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7.62cm" svg:x="3.81cm" svg:y="10.79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271cm" svg:height="4.655cm" svg:x="4.445cm" svg:y="12.065cm">
          <draw:text-box>
            <text:list text:style-name="L2">
              <text:list-item>
                <text:p text:style-name="P2"><text:span text:style-name="T2">Файлы</text:span></text:p>
              </text:list-item>
              <text:list-item>
                <text:p text:style-name="P2"><text:span text:style-name="T2">Память</text:span></text:p>
              </text:list-item>
              <text:list-item>
                <text:p text:style-name="P2"><text:span text:style-name="T2">Соединения к базе данных</text:span></text:p>
              </text:list-item>
            </text:list>
          </draw:text-box>
        </draw:frame>
        <draw:frame draw:style-name="gr4" draw:text-style-name="P3" draw:layer="layout" svg:width="7.271cm" svg:height="3.175cm" svg:x="18.129cm" svg:y="3.81cm">
          <draw:text-box>
            <text:p text:style-name="P3"><text:span text:style-name="T3">Поток</text:span></text:p>
          </draw:text-box>
        </draw:frame>
        <draw:frame draw:style-name="gr4" draw:text-style-name="P3" draw:layer="layout" svg:width="7.271cm" svg:height="3.175cm" svg:x="5.716cm" svg:y="3.811cm">
          <draw:text-box>
            <text:p text:style-name="P3"><text:span text:style-name="T3">Процесс</text:span></text:p>
          </draw:text-box>
        </draw:frame>
        <draw:frame draw:style-name="gr4" draw:text-style-name="P2" draw:layer="layout" svg:width="7.271cm" svg:height="3.175cm" svg:x="18.129cm" svg:y="12.065cm">
          <draw:text-box>
            <text:p text:style-name="P2"><text:span text:style-name="T2">Стек</text:span></text:p>
          </draw:text-box>
        </draw:frame>
        <draw:custom-shape draw:style-name="gr5" draw:text-style-name="P1" draw:layer="layout" svg:width="1.905cm" svg:height="2.54cm" svg:x="7.62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905cm" svg:height="2.54cm" svg:x="19.685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4" draw:text-style-name="P4" draw:layer="layout" svg:width="25.199cm" svg:height="13.86cm" svg:x="1.4cm" svg:y="4.914cm" presentation:class="subtitle">
          <draw:text-box>
            <text:p text:style-name="P4"><text:span text:style-name="T4">Создание</text:span></text:p>
            <text:p text:style-name="P4"><text:span text:style-name="T4">Завершение</text:span></text:p>
            <text:p text:style-name="P4"><text:span text:style-name="T4">Ожидание</text:span></text:p>
          </draw:text-box>
        </draw:frame>
        <draw:frame presentation:style-name="pr5" draw:text-style-name="P5" draw:layer="layout" svg:width="25.199cm" svg:height="3.256cm" svg:x="1.4cm" svg:y="0.962cm" presentation:class="title">
          <draw:text-box>
            <text:p text:style-name="P5"><text:span text:style-name="T4">Поток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6" draw:text-style-name="P6" draw:layer="layout" svg:width="12.089cm" svg:height="3.088cm" svg:x="7.62cm" svg:y="3.897cm">
          <draw:text-box>
            <text:p text:style-name="P6"><text:span text:style-name="T5">threading</text:span></text:p>
          </draw:text-box>
        </draw:frame>
        <draw:line draw:style-name="gr7" draw:text-style-name="P1" draw:layer="layout" svg:x1="6.35cm" svg:y1="7.62cm" svg:x2="20.955cm" svg:y2="7.62cm">
          <text:p/>
        </draw:line>
        <draw:line draw:style-name="gr8" draw:text-style-name="P1" draw:layer="layout" svg:x1="6.35cm" svg:y1="11.43cm" svg:x2="20.955cm" svg:y2="13.97cm">
          <text:p/>
        </draw:line>
        <draw:line draw:style-name="gr8" draw:text-style-name="P1" draw:layer="layout" svg:x1="6.35cm" svg:y1="13.97cm" svg:x2="20.955cm" svg:y2="11.43cm">
          <text:p/>
        </draw:line>
        <draw:frame draw:style-name="gr6" draw:text-style-name="P6" draw:layer="layout" svg:width="8.274cm" svg:height="3.088cm" svg:x="10.069cm" svg:y="10.795cm">
          <draw:text-box>
            <text:p text:style-name="P6"><text:span text:style-name="T5">thr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5" draw:layer="layout" svg:width="25.199cm" svg:height="3.256cm" svg:x="1.4cm" svg:y="0.962cm" presentation:class="title">
          <draw:text-box>
            <text:p>Создание потока</text:p>
          </draw:text-box>
        </draw:frame>
        <draw:frame presentation:style-name="pr6" draw:layer="layout" svg:width="25.199cm" svg:height="13.609cm" svg:x="1.4cm" svg:y="5.039cm" presentation:class="subtitle">
          <draw:text-box>
            <text:p text:style-name="P7">def f(a, b):</text:p>
            <text:p text:style-name="P7"><text:s text:c="4"/>pass</text:p>
            <text:p text:style-name="P7"/>
            <text:p text:style-name="P7">th.threading.Thread(target=f, args=(1, 2))</text:p>
            <text:p text:style-name="P7">th.start()</text:p>
            <text:p text:style-name="P7"/>
            <text:p text:style-name="P7"><text:span text:style-name="T6">Не нужно наследоваться от threading.Thr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5" draw:layer="layout" svg:width="25.199cm" svg:height="3.256cm" svg:x="1.4cm" svg:y="0.962cm" presentation:class="title">
          <draw:text-box>
            <text:p>Завершение</text:p>
          </draw:text-box>
        </draw:frame>
        <draw:frame presentation:style-name="pr6" draw:text-style-name="P5" draw:layer="layout" svg:width="25.199cm" svg:height="13.609cm" svg:x="1.4cm" svg:y="5.039cm" presentation:class="subtitle">
          <draw:text-box>
            <text:p text:style-name="P5"><text:span text:style-name="T1">Не существует правильного способа завершить поток снаруж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5" draw:layer="layout" svg:width="25.199cm" svg:height="3.256cm" svg:x="1.4cm" svg:y="0.962cm" presentation:class="title">
          <draw:text-box>
            <text:p>Ожидание</text:p>
          </draw:text-box>
        </draw:frame>
        <draw:frame presentation:style-name="pr6" draw:text-style-name="P8" draw:layer="layout" svg:width="25.199cm" svg:height="13.609cm" svg:x="1.4cm" svg:y="5.039cm" presentation:class="subtitle" presentation:user-transformed="true">
          <draw:text-box>
            <text:p text:style-name="P8"><text:span text:style-name="T7"># просигнализировать потоку</text:span></text:p>
            <text:p text:style-name="P8"><text:span text:style-name="T7"># просьбу о завершении</text:span></text:p>
            <text:p text:style-name="P8"><text:span text:style-name="T7"/></text:p>
            <text:p text:style-name="P8"><text:span text:style-name="T7">th.join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5" draw:layer="layout" svg:width="25.199cm" svg:height="3.256cm" svg:x="1.4cm" svg:y="0.962cm" presentation:class="title">
          <draw:text-box>
            <text:p>Потоки-демоны</text:p>
          </draw:text-box>
        </draw:frame>
        <draw:frame presentation:style-name="pr6" draw:text-style-name="P7" draw:layer="layout" svg:width="25.199cm" svg:height="13.609cm" svg:x="1.4cm" svg:y="5.039cm" presentation:class="subtitle" presentation:user-transformed="true">
          <draw:text-box>
            <text:p text:style-name="P7">th.setDaemon(True)</text:p>
            <text:p text:style-name="P7"/>
            <text:p text:style-name="P7">Не стоит их использовать, потому что довольно опасны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7" draw:layer="layout" svg:width="25.199cm" svg:height="3.507cm" svg:x="1.4cm" svg:y="0.837cm" presentation:class="title">
          <draw:text-box>
            <text:p>Объекты синхронизации</text:p>
          </draw:text-box>
        </draw:frame>
        <draw:frame presentation:style-name="pr8" draw:layer="layout" svg:width="12.296cm" svg:height="13.859cm" svg:x="1.4cm" svg:y="4.914cm" presentation:class="outline">
          <draw:text-box>
            <text:list text:style-name="L2">
              <text:list-item>
                <text:p text:style-name="P7">Rlock</text:p>
              </text:list-item>
              <text:list-item>
                <text:p text:style-name="P7">Condition Variable</text:p>
              </text:list-item>
            </text:list>
          </draw:text-box>
        </draw:frame>
        <draw:frame presentation:style-name="pr8" draw:layer="layout" svg:width="12.296cm" svg:height="13.859cm" svg:x="14.311cm" svg:y="4.914cm" presentation:class="outline">
          <draw:text-box>
            <text:list text:style-name="L5">
              <text:list-item>
                <text:p>Semaphore</text:p>
              </text:list-item>
              <text:list-item>
                <text:p>Lock</text:p>
              </text:list-item>
              <text:list-item>
                <text:p>Event</text:p>
              </text:list-item>
            </text:list>
          </draw:text-box>
        </draw:frame>
        <draw:line draw:style-name="gr9" draw:text-style-name="P1" draw:layer="layout" svg:x1="1.905cm" svg:y1="10.795cm" svg:x2="12.7cm" svg:y2="10.795cm">
          <text:p/>
        </draw:line>
        <draw:line draw:style-name="gr10" draw:text-style-name="P1" draw:layer="layout" svg:x1="14.605cm" svg:y1="10.795cm" svg:x2="25.4cm" svg:y2="10.795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7" draw:layer="layout" svg:width="25.199cm" svg:height="3.507cm" svg:x="1.4cm" svg:y="0.837cm" presentation:class="title">
          <draw:text-box>
            <text:p>Блокировки</text:p>
          </draw:text-box>
        </draw:frame>
        <draw:frame presentation:style-name="pr6" draw:text-style-name="P7" draw:layer="layout" svg:width="25.199cm" svg:height="13.927cm" svg:x="1.4cm" svg:y="4.88cm" presentation:class="subtitle" presentation:user-transformed="true">
          <draw:text-box>
            <text:p text:style-name="P7">def __init__(self):</text:p>
            <text:p text:style-name="P7"><text:s text:c="4"/>self.lock = threading.RLock()</text:p>
            <text:p text:style-name="P7"><text:s text:c="4"/>self.val = 0</text:p>
            <text:p text:style-name="P7"/>
            <text:p text:style-name="P7">def get(self):</text:p>
            <text:p text:style-name="P7"><text:s text:c="4"/>with self.lock:</text:p>
            <text:p text:style-name="P7"><text:s text:c="8"/>return self.val</text:p>
            <text:p text:style-name="P7"/>
            <text:p text:style-name="P7">def set(self, val):</text:p>
            <text:p text:style-name="P7"><text:s text:c="4"/>with self.lock:</text:p>
            <text:p text:style-name="P7"><text:s text:c="8"/>self.val = val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5" draw:layer="layout" svg:width="25.199cm" svg:height="3.256cm" svg:x="1.4cm" svg:y="0.962cm" presentation:class="title">
          <draw:text-box>
            <text:p>Область блокирования</text:p>
          </draw:text-box>
        </draw:frame>
        <draw:line draw:style-name="gr11" draw:text-style-name="P1" draw:layer="layout" svg:x1="1.27cm" svg:y1="12.065cm" svg:x2="26.035cm" svg:y2="12.065cm">
          <text:p/>
        </draw:line>
        <draw:line draw:style-name="gr12" draw:text-style-name="P1" draw:layer="layout" svg:x1="6.35cm" svg:y1="11.43cm" svg:x2="6.35cm" svg:y2="8.255cm">
          <text:p/>
        </draw:line>
        <draw:line draw:style-name="gr12" draw:text-style-name="P1" draw:layer="layout" svg:x1="19.05cm" svg:y1="15.875cm" svg:x2="19.05cm" svg:y2="12.7cm">
          <text:p/>
        </draw:line>
        <draw:line draw:style-name="gr13" draw:text-style-name="P1" draw:layer="layout" svg:x1="2.54cm" svg:y1="7.62cm" svg:x2="6.35cm" svg:y2="7.62cm">
          <text:p/>
        </draw:line>
        <draw:line draw:style-name="gr13" draw:text-style-name="P1" draw:layer="layout" svg:x1="23.495cm" svg:y1="16.51cm" svg:x2="19.685cm" svg:y2="16.51cm">
          <text:p/>
        </draw:line>
        <draw:custom-shape draw:style-name="gr14" draw:text-style-name="P9" draw:layer="layout" svg:width="11.43cm" svg:height="5.715cm" svg:x="6.985cm" svg:y="9.525cm">
          <text:p text:style-name="P1"><text:span text:style-name="T4">Lock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5" draw:layer="layout" svg:width="25.199cm" svg:height="3.256cm" svg:x="1.4cm" svg:y="0.962cm" presentation:class="title">
          <draw:text-box>
            <text:p>Условные переменные</text:p>
          </draw:text-box>
        </draw:frame>
        <draw:frame presentation:style-name="pr6" draw:layer="layout" svg:width="25.199cm" svg:height="13.609cm" svg:x="1.4cm" svg:y="5.039cm" presentation:class="subtitle" presentation:user-transformed="true">
          <draw:text-box>
            <text:p text:style-name="P7">class Queue(object):</text:p>
            <text:p text:style-name="P7"><text:s text:c="4"/>SIZE = 5</text:p>
            <text:p text:style-name="P7"/>
            <text:p text:style-name="P7"><text:s text:c="4"/>def __init__(self):</text:p>
            <text:p text:style-name="P7"><text:s text:c="8"/>self.q = []</text:p>
            <text:p text:style-name="P7"><text:s text:c="8"/>self.empty = threading.Condition()</text:p>
            <text:p text:style-name="P7"><text:s text:c="8"/>self.full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5" draw:layer="layout" svg:width="25.199cm" svg:height="3.256cm" svg:x="1.4cm" svg:y="0.962cm" presentation:class="title">
          <draw:text-box>
            <text:p>Условные переменные 2</text:p>
          </draw:text-box>
        </draw:frame>
        <draw:frame presentation:style-name="pr6" draw:text-style-name="P10" draw:layer="layout" svg:width="25.199cm" svg:height="13.609cm" svg:x="1.4cm" svg:y="5.039cm" presentation:class="subtitle" presentation:user-transformed="true">
          <draw:text-box>
            <text:p text:style-name="P10"/>
            <text:p text:style-name="P10"><text:s text:c="4"/>def put(self, val):</text:p>
            <text:p text:style-name="P10"><text:s text:c="8"/>with self.full:</text:p>
            <text:p text:style-name="P10"><text:s text:c="12"/>while len(self.q) &gt; self.MAX:</text:p>
            <text:p text:style-name="P10"><text:s text:c="16"/>self.full.wait()</text:p>
            <text:p text:style-name="P10"><text:s text:c="12"/>self.q.append(val)</text:p>
            <text:p text:style-name="P10"><text:s text:c="12"/>self.empty.notify() </text:p>
            <text:p text:style-name="P10"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5" draw:layer="layout" svg:width="25.199cm" svg:height="3.256cm" svg:x="1.4cm" svg:y="0.962cm" presentation:class="title">
          <draw:text-box>
            <text:p>Условные переменные 3</text:p>
          </draw:text-box>
        </draw:frame>
        <draw:frame presentation:style-name="pr6" draw:text-style-name="P10" draw:layer="layout" svg:width="25.199cm" svg:height="13.609cm" svg:x="1.4cm" svg:y="5.039cm" presentation:class="subtitle" presentation:user-transformed="true">
          <draw:text-box>
            <text:p text:style-name="P10"/>
            <text:p text:style-name="P10"><text:s text:c="4"/>def get(self):</text:p>
            <text:p text:style-name="P10"><text:s text:c="8"/>with self.empty:</text:p>
            <text:p text:style-name="P10"><text:s text:c="12"/>while len(self.q) == 0:</text:p>
            <text:p text:style-name="P10"><text:s text:c="16"/>self.empty.wait()</text:p>
            <text:p text:style-name="P10"><text:s text:c="12"/>val = self.q.pop(0)</text:p>
            <text:p text:style-name="P10"><text:s text:c="12"/>self.full.notify() </text:p>
            <text:p text:style-name="P10"><text:s text:c="12"/>return val</text:p>
            <text:p text:style-name="P10"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9" draw:text-style-name="P12" draw:layer="layout" svg:width="25.199cm" svg:height="17.936cm" svg:x="1.4cm" svg:y="0.837cm" presentation:class="subtitle">
          <draw:text-box>
            <text:p text:style-name="P12"><text:span text:style-name="T8">Вопросы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rew Svetlov</meta:initial-creator>
    <meta:creation-date>2010-10-24T13:03:38</meta:creation-date>
    <meta:editing-duration>PT00H08M15S</meta:editing-duration>
    <meta:editing-cycles>2</meta:editing-cycles>
    <dc:date>2010-10-24T13:43:06</dc:date>
    <dc:creator>Andrew Svetlov</dc:creator>
    <meta:generator>OpenOffice.org/3.2$Unix OpenOffice.org_project/320m19$Build-9505</meta:generator>
    <meta:document-statistic meta:object-count="98"/>
  </office:meta>
</office:document-meta>
</file>